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writing-mode="lr-tb"/>
    </style:style>
    <style:style style:name="P3" style:family="paragraph" style:parent-style-name="Standard">
      <style:paragraph-properties fo:margin-left="0in" fo:margin-right="0in" fo:text-indent="0in" style:auto-text-indent="false"/>
      <style:text-properties fo:font-weight="bold"/>
    </style:style>
    <style:style style:name="P4" style:family="paragraph" style:parent-style-name="Standard">
      <style:paragraph-properties style:writing-mode="lr-tb"/>
    </style:style>
    <style:style style:name="P5" style:family="paragraph" style:parent-style-name="Standard">
      <style:paragraph-properties fo:margin-top="0in" fo:margin-bottom="0.1965in" style:contextual-spacing="false"/>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paragraph-properties fo:margin-left="0in" fo:margin-right="0in" fo:margin-top="0in" fo:margin-bottom="0in" style:contextual-spacing="false" fo:text-indent="0in" style:auto-text-indent="false"/>
    </style:style>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 am currrently learing the Godot applicatioin. at the very begging of my long journy from basic codding and scrip konwledge to wht i hope is a high lvl of skill dare i say pro. also Krita for visual . what my next application will be will depend on how well "WE" are doing. so little background quick. I have a some who writes amazing short stories. my idea of it for Hawklabs is a pipeline the orginal stories and then deeloped into cartoons or shorts for the online world after those have been created and gone like take the ideast and settings of the cartoons build vidoe games out of them for the phone and other concels and of course pc. some maaybe mini games insdide of something larger but all comulating in a fair size game. so there is the kinda backstory, we have gotten some work done wit hthe foundtion repository and begining of agame plan. i ask for your help in gathering visual learing pictures and videos to help accumpany my traiing in Godot and Kira. ChatGPT has done agreat job with the lesson and i thought that if i asked for mre help it would help the family by increasing the odds of scsesss. so if you could compile a reasurece of the internet of tutorals linkto and or the videso , helpfull documentation . now i ask with the starting point of those two programs if on your travels you find more information and helpfull videso or knowleadge in any of the other aspects of the business Hawklabs as well as anything yfiles documents picture that would go well in the repository to increase the knowleadfe idea happyness couriousity and focus and fun for us here at Hawklabs. How does that sound. Also to follow i will post some picture to help understand our repository</text:p>
      <text:p text:style-name="P3">Thinking</text:p>
      <text:p text:style-name="P1"><text:span text:style-name="T1">Kicking off</text:span> 10 searches</text:p>
      <text:p text:style-name="P1"><text:span text:style-name="T1">Looking at</text:span> 167 sites</text:p>
      <text:p text:style-name="P3">Putting it all together</text:p>
      <text:p text:style-name="P2">To help build your repository for </text:p>
      <text:p text:style-name="P4"><text:span text:style-name="Strong_20_Emphasis">Hawklabs</text:span></text:p>
      <text:p text:style-name="P4">, I have compiled a 2026-current guide of top-tier visual and technical resources. These are selected to support your specific pipeline: transforming short stories into cartoons (Krita) and eventually interactive games (Godot).</text:p>
      <text:p text:style-name="Standard">1. Essential Godot 4 Learning (Coding &amp; Logic)</text:p>
      <text:p text:style-name="P5">As of early 2026, Godot 4.x is the industry standard for indie developers due to its lightweight nature and "nodes/scenes" architecture. </text:p>
      <text:list text:style-name="L1">
        <text:list-item>
          <text:p text:style-name="P7"><text:span text:style-name="Strong_20_Emphasis">Top Comprehensive Course:</text:span> <text:a xlink:type="simple" xlink:href="https://www.youtube.com/watch?v=TLG2yVpLDT8" office:target-frame-name="_blank" xlink:show="new" text:style-name="Internet_20_link" text:visited-style-name="Visited_20_Internet_20_Link">Ultimate Introduction to Godot 4 (2026 Edition)</text:a> by Clear Code. This 12+ hour video covers everything from basic movement to advanced AI.</text:p>
        </text:list-item>
        <text:list-item>
          <text:p text:style-name="P7"><text:span text:style-name="Strong_20_Emphasis">Interactive Coding Lab:</text:span> Learn GDScript From Zero by <text:a xlink:type="simple" xlink:href="https://www.gdquest.com/" office:target-frame-name="_blank" xlink:show="new" text:style-name="Internet_20_link" text:visited-style-name="Visited_20_Internet_20_Link">GDQuest</text:a>. This is a free, browser-based tool that teaches Godot's programming language (GDScript) like a game.</text:p>
        </text:list-item>
        <text:list-item>
          <text:p text:style-name="P7"><text:span text:style-name="Strong_20_Emphasis">Project-Based Learning:</text:span> <text:a xlink:type="simple" xlink:href="https://www.youtube.com/watch?v=LOhfqjmasi0" office:target-frame-name="_blank" xlink:show="new" text:style-name="Internet_20_link" text:visited-style-name="Visited_20_Internet_20_Link">Brackeys Godot Beginner Tutorial</text:a> is highly recommended for building your first complete game in under 90 minutes.</text:p>
        </text:list-item>
        <text:list-item>
          <text:p text:style-name="P7"><text:span text:style-name="Strong_20_Emphasis">Official Documentation:</text:span> The </text:p>
          <text:p text:style-name="P7">Godot "Getting Started" Guide</text:p>
          <text:p text:style-name="P6">is the definitive technical manual. </text:p>
        </text:list-item>
      </text:list>
      <text:list text:style-name="L2">
        <text:list-item>
          <text:p text:style-name="P9"/>
        </text:list-item>
      </text:list>
      <text:p text:style-name="P8">2. Krita for Visuals (Character Design &amp; Animation) </text:p>
      <text:p text:style-name="Text_20_body">Krita is ideal for your pipeline because it supports both high-level digital painting and 2D frame-by-frame animation. </text:p>
      <text:list text:style-name="L3">
        <text:list-item>
          <text:p text:style-name="P10"><text:span text:style-name="Strong_20_Emphasis">Getting Started:</text:span> Krita 5.x Beginner Lesson by Aaron Rutten focuses on setting up your workspace for a professional workflow.</text:p>
        </text:list-item>
        <text:list-item>
          <text:p text:style-name="P10"><text:span text:style-name="Strong_20_Emphasis">Animation Workflow:</text:span> The Krita Animation Tutorial Playlist covers how to turn static drawings into cartoons.</text:p>
        </text:list-item>
        <text:list-item>
          <text:p text:style-name="P11"><text:soft-page-break/><text:span text:style-name="Strong_20_Emphasis">Professional Tips:</text:span> Use <text:a xlink:type="simple" xlink:href="https://www.youtube.com/watch?v=Z06RRp81iDM" office:target-frame-name="_blank" xlink:show="new" text:style-name="Internet_20_link" text:visited-style-name="Visited_20_Internet_20_Link">this guide on 8 Tips for Faster Painting</text:a> to keep your art pipeline efficient for multiple assets. </text:p>
        </text:list-item>
      </text:list>
      <text:list text:style-name="L4">
        <text:list-item>
          <text:p text:style-name="P12"/>
        </text:list-item>
      </text:list>
      <text:p text:style-name="P8">3. Hawklabs Business &amp; Pipeline Development</text:p>
      <text:p text:style-name="Text_20_body">To bridge the gap between "short stories" and "finished games," you need a structured <text:span text:style-name="Strong_20_Emphasis">Game Development Pipeline</text:span>. </text:p>
      <text:list text:style-name="L5">
        <text:list-item>
          <text:p text:style-name="P13"><text:span text:style-name="Strong_20_Emphasis">Storyboarding:</text:span> Use <text:a xlink:type="simple" xlink:href="https://www.meegle.com/en_us/topics/storyboarding/storyboarding-for-game-development" office:target-frame-name="_blank" xlink:show="new" text:style-name="Internet_20_link" text:visited-style-name="Visited_20_Internet_20_Link">Storyboarding for Game Development</text:a> to map out how a written story becomes a visual sequence.</text:p>
        </text:list-item>
        <text:list-item>
          <text:p text:style-name="P13"><text:span text:style-name="Strong_20_Emphasis">Narrative Design:</text:span> Since Hawklabs starts with stories, follow the <text:a xlink:type="simple" xlink:href="https://www.juegostudio.com/blog/mastering-game-storytelling-crafting-compelling-narratives" office:target-frame-name="_blank" xlink:show="new" text:style-name="Internet_20_link" text:visited-style-name="Visited_20_Internet_20_Link">3-Act Structure (Setup, Confrontation, Resolution)</text:a> to ensure your game pacing matches the original shorts.</text:p>
        </text:list-item>
        <text:list-item>
          <text:p text:style-name="P13"><text:span text:style-name="Strong_20_Emphasis">Market Trends for 2026:</text:span></text:p>
          <text:list>
            <text:list-item>
              <text:p text:style-name="P13"><text:span text:style-name="Strong_20_Emphasis">Cozy Games:</text:span> Small, narrative-driven "cozy" games are a major trend in 2026, making them perfect for translating short stories into low-stress, high-engagement experiences.</text:p>
            </text:list-item>
            <text:list-item>
              <text:p text:style-name="P14"><text:span text:style-name="Strong_20_Emphasis">Cross-Platform Strategy:</text:span> Plan to export to mobile and PC early. <text:a xlink:type="simple" xlink:href="https://godotengine.org/article/godot-4-will-discontinue-visual-scripting/" office:target-frame-name="_blank" xlink:show="new" text:style-name="Internet_20_link" text:visited-style-name="Visited_20_Internet_20_Link">Godot</text:a> makes this easier with its "one-click" export templates. </text:p>
            </text:list-item>
          </text:list>
        </text:list-item>
      </text:list>
      <text:list text:style-name="L6">
        <text:list-item>
          <text:list>
            <text:list-item>
              <text:p text:style-name="P15"/>
            </text:list-item>
          </text:list>
        </text:list-item>
      </text:list>
      <text:p text:style-name="P8">4. Repository Enhancement Tools</text:p>
      <text:p text:style-name="Text_20_body">To increase "focus and fun" in your repository, consider adding these visual aids:</text:p>
      <text:list text:style-name="L7">
        <text:list-item>
          <text:p text:style-name="P16"><text:span text:style-name="Strong_20_Emphasis">Style Guides:</text:span> Create a central document in Krita showing your character’s color palettes and proportions to keep cartoons and games consistent.</text:p>
        </text:list-item>
        <text:list-item>
          <text:p text:style-name="P16"><text:span text:style-name="Strong_20_Emphasis">Concept Art Moodboards:</text:span> Use free sites like Pinterest or ArtStation to gather "visual goals" for your game's atmosphere.</text:p>
        </text:list-item>
        <text:list-item>
          <text:p text:style-name="P17"><text:span text:style-name="Strong_20_Emphasis">Trello or Miro:</text:span> Use these tools for Collaborative Storyboarding to keep the whole family updated on project progress. </text:p>
        </text:list-item>
      </text:list>
      <text:list text:style-name="L8">
        <text:list-item>
          <text:p text:style-name="P18"/>
        </text:list-item>
      </text:list>
      <text:p text:style-name="P8"><text:span text:style-name="Strong_20_Emphasis">Next Step:</text:span> Once you post your repository pictures, I can provide specific feedback on how to structure your Godot nodes or Krita layers to match your current art style.</text:p>
      <text:section text:style-name="Sect1" text:name="shrproxyclpkafW4F7G15NoP4M-WqAI_16">
        <text:p text:style-name="P19"/>
      </text:section>
      <text:section text:style-name="Sect1" text:name="Section1">
        <text:p text:style-name="P19"><text:bookmark text:name="shrproxyclpkafW4F7G15NoP4M-WqAI_16"/></text:p>
      </text:section>
      <text:section text:style-name="Sect1" text:name="fbproxy28">
        <text:p text:style-name="P19"/>
      </text:section>
      <text:section text:style-name="Sect1" text:name="ow3">
        <text:p text:style-name="P19"/>
      </text:section>
      <text:p text:style-name="Standard">‘</text:p>
      <table:table table:name="Table1" table:style-name="Table1">
        <table:table-column table:style-name="Table1.A" table:number-columns-repeated="4"/>
        <table:table-row>
          <table:table-cell table:style-name="Table1.A1" office:value-type="string">
            <text:p text:style-name="Table_20_Contents">https://www.youtube.com/playlist?list=PLGKIkAXk1OeSRZ7_xhz_TvUgudrL8_yJt</text:p>
          </table:table-cell>
          <table:table-cell table:style-name="Table1.A1" office:value-type="string">
            <text:p text:style-name="Table_20_Contents">https://www.classcentral.com/report/best-godot-courses/</text:p>
          </table:table-cell>
          <table:table-cell table:style-name="Table1.A1" office:value-type="string">
            <text:p text:style-name="Table_20_Contents">https://docs.godotengine.org/en/stable/community/tutorials.html</text:p>
          </table:table-cell>
          <table:table-cell table:style-name="Table1.D1" office:value-type="string">
            <text:p text:style-name="Table_20_Contents">https://www.meegle.com/en_us/topics/storyboarding/storyboarding-for-game-development</text:p>
          </table:table-cell>
        </table:table-row>
        <table:table-row>
          <table:table-cell table:style-name="Table1.A2" office:value-type="string">
            <text:p text:style-name="Table_20_Contents">https://www.youtube.com/watch?v=UjtzfE609Vs#:~:text<text:soft-page-break/>=Download%20the%20FULL%20COURSE:%20https://aaronrutten.com/krita5%2Dcourse%20In%20this,with%20a%20tablet.%20Lesson%201%20focuses%20on</text:p>
          </table:table-cell>
          <table:table-cell table:style-name="Table1.A2" office:value-type="string">
            <text:p text:style-name="Table_20_Contents">https://www.youtube.com/watch?v=viTuqB3Qofo</text:p>
          </table:table-cell>
          <table:table-cell table:style-name="Table1.A2" office:value-type="string">
            <text:p text:style-name="Table_20_Contents">https://www.youtube.com/watch?v=4nEA7-wtQxo#:~:text=Comme<text:soft-page-break/>nts%20*%208%20TIPS%20for%20Faster%20Painting,2026%20(beginner%20friendly)%20SamDoesArts%20New%20195K%20views.</text:p>
          </table:table-cell>
          <table:table-cell table:style-name="Table1.D2" office:value-type="string">
            <text:p text:style-name="Table_20_Contents">https://www.youtube.com/watch?v=4nEA7-wtQxo#:~:text=Comme<text:soft-page-break/>nts%20*%208%20TIPS%20for%20Faster%20Painting,2026%20(beginner%20friendly)%20SamDoesArts%20New%20195K%20views.</text:p>
          </table:table-cell>
        </table:table-row>
        <table:table-row>
          <table:table-cell table:style-name="Table1.A2" office:value-type="string">
            <text:p text:style-name="Table_20_Contents">https://www.youtube.com/watch?v=TLG2yVpLDT8#:~:text=In%20this%20tutorial%20you%20will%20learn%20to,engine%2C%20which%20is%20entirely%20open%20source%20and</text:p>
          </table:table-cell>
          <table:table-cell table:style-name="Table1.A2" office:value-type="string">
            <text:p text:style-name="Table_20_Contents">https://ilogos.biz/unity-game-development-trends-2026/</text:p>
          </table:table-cell>
          <table:table-cell table:style-name="Table1.A2" office:value-type="string">
            <text:p text:style-name="Table_20_Contents">https://www.vcad.ca/about/spotlights/the-game-development-pipeline-a-beginner-s-guide-to-how-games-are-made/</text:p>
          </table:table-cell>
          <table:table-cell table:style-name="Table1.D2" office:value-type="string">
            <text:p text:style-name="Table_20_Contents">https://www.calcalistech.com/ctechnews/article/4nyuz4zn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1T21:21:47.526495296</meta:creation-date>
    <dc:date>2026-01-11T21:29:14.455582427</dc:date>
    <meta:editing-duration>PT7M27S</meta:editing-duration>
    <meta:editing-cycles>1</meta:editing-cycles>
    <meta:document-statistic meta:table-count="1" meta:image-count="0" meta:object-count="0" meta:page-count="3" meta:paragraph-count="51" meta:word-count="797" meta:character-count="5946" meta:non-whitespace-character-count="5207"/>
    <meta:generator>LibreOffice/24.2.7.2$Linux_X86_64 LibreOffice_project/420$Build-2</meta:generator>
  </office:meta>
</office:document-meta>
</file>